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2.427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1.637cm" fo:break-before="auto" style:use-optimal-row-height="true"/>
    </style:style>
    <style:style style:name="ro2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30T09:48:44.18">
            <text:p>0630 <text:s/>948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30T09:48:44.18">
            <text:p>0630 <text:s/>948</text:p>
          </table:table-cell>
          <table:table-cell table:style-name="ce8" table:formula="of:=NOW()" office:value-type="date" office:date-value="2022-06-30T09:48:44.18">
            <text:p>0630 <text:s/>94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30T09:48:44.18">
            <text:p>0630 <text:s/>94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30T09:48:44.18">
            <text:p>0630 <text:s/>948</text:p>
          </table:table-cell>
          <table:table-cell table:style-name="ce8" table:formula="of:=NOW()" office:value-type="date" office:date-value="2022-06-30T09:48:44.18">
            <text:p>0630 <text:s/>948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30T09:48:44.45">
            <text:p>2022/6/30 9:48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2022/06/30</text:date>, <text:time>09:48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30T09:48:43.88</dc:date>
    <dc:creator>iwabuchi ken</dc:creator>
    <meta:editing-duration>P18DT10H43M6S</meta:editing-duration>
    <meta:editing-cycles>2549</meta:editing-cycles>
    <meta:generator>OpenOffice/4.1.3$Win32 OpenOffice.org_project/413m1$Build-9783</meta:generator>
    <meta:document-statistic meta:table-count="2" meta:cell-count="833" meta:object-count="0"/>
  </office:meta>
</office:document-meta>
</file>